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A0000004E5ECFA15BA2EC83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1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Rounded_20_short_20_Arrow" draw:marker-end-width="0.3cm" draw:fill="solid" draw:textarea-vertical-align="middle"/>
    </style:style>
    <style:style style:name="gr6" style:family="graphic" style:parent-style-name="objectwithoutfill">
      <style:graphic-properties draw:marker-end="Symmetric_20_Arrow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Double_20_Dash_20_Dot_20_Dot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6cm"/>
      <style:paragraph-properties style:writing-mode="lr-tb"/>
    </style:style>
    <style:style style:name="gr9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1.6cm" svg:height="1cm" svg:x="3.8cm" svg:y="4.6cm">
          <text:p text:style-name="P1">C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3.8cm" svg:y="5.8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3.8cm" svg:y="3.3cm">
          <text:p text:style-name="P1">C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8.1cm" svg:y="7.8cm">
          <text:p text:style-name="P1">FP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cm" svg:x="6.9cm" svg:y="1.4cm">
          <text:p text:style-name="P1">Rectifi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1cm" svg:x="10.3cm" svg:y="1.4cm">
          <text:p text:style-name="P1">Self-Att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4cm" svg:y1="3.9cm" svg:x2="8.1cm" svg:y2="8.4cm">
          <text:p/>
        </draw:line>
        <draw:line draw:style-name="gr4" draw:text-style-name="P2" draw:layer="layout" svg:x1="5.4cm" svg:y1="5.1cm" svg:x2="8.1cm" svg:y2="8.4cm">
          <text:p/>
        </draw:line>
        <draw:line draw:style-name="gr4" draw:text-style-name="P2" draw:layer="layout" svg:x1="5.4cm" svg:y1="6.3cm" svg:x2="8.1cm" svg:y2="8.4cm">
          <text:p/>
        </draw:line>
        <draw:line draw:style-name="gr4" draw:text-style-name="P2" draw:layer="layout" svg:x1="5.4cm" svg:y1="3.9cm" svg:x2="6.9cm" svg:y2="1.9cm">
          <text:p/>
        </draw:line>
        <draw:line draw:style-name="gr4" draw:text-style-name="P2" draw:layer="layout" svg:x1="5.4cm" svg:y1="5.1cm" svg:x2="6.9cm" svg:y2="1.9cm">
          <text:p/>
        </draw:line>
        <draw:line draw:style-name="gr4" draw:text-style-name="P2" draw:layer="layout" svg:x1="5.4cm" svg:y1="6.3cm" svg:x2="6.9cm" svg:y2="1.9cm">
          <text:p/>
        </draw:line>
        <draw:line draw:style-name="gr4" draw:text-style-name="P2" draw:layer="layout" svg:x1="9.3cm" svg:y1="2cm" svg:x2="10.3cm" svg:y2="2cm">
          <text:p/>
        </draw:line>
        <draw:custom-shape draw:style-name="gr1" draw:text-style-name="P1" draw:layer="layout" svg:width="1.6cm" svg:height="1cm" svg:x="14cm" svg:y="2.2cm">
          <text:p text:style-name="P1">A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0.9cm">
          <text:p text:style-name="P1">A6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1cm" svg:y1="1.9cm" svg:x2="14cm" svg:y2="1.3cm">
          <text:p/>
        </draw:line>
        <draw:line draw:style-name="gr5" draw:text-style-name="P2" draw:layer="layout" svg:x1="13.1cm" svg:y1="1.9cm" svg:x2="14cm" svg:y2="2.7cm">
          <text:p/>
        </draw:line>
        <draw:custom-shape draw:style-name="gr1" draw:text-style-name="P1" draw:layer="layout" svg:width="1.6cm" svg:height="1cm" svg:x="10.8cm" svg:y="7.8cm">
          <text:p text:style-name="P1">F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0.8cm" svg:y="9cm">
          <text:p text:style-name="P1">F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0.8cm" svg:y="6.5cm">
          <text:p text:style-name="P1">F5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7cm" svg:y1="8.3cm" svg:x2="10.8cm" svg:y2="6.9cm">
          <text:p/>
        </draw:line>
        <draw:line draw:style-name="gr4" draw:text-style-name="P2" draw:layer="layout" svg:x1="9.7cm" svg:y1="8.3cm" svg:x2="10.8cm" svg:y2="8.3cm">
          <text:p/>
        </draw:line>
        <draw:line draw:style-name="gr4" draw:text-style-name="P2" draw:layer="layout" svg:x1="9.7cm" svg:y1="8.3cm" svg:x2="10.8cm" svg:y2="9.5cm">
          <text:p/>
        </draw:line>
        <draw:line draw:style-name="gr4" draw:text-style-name="P2" draw:layer="layout" svg:x1="12.4cm" svg:y1="7.1cm" svg:x2="14cm" svg:y2="7.1cm">
          <text:p/>
        </draw:line>
        <draw:custom-shape draw:style-name="gr1" draw:text-style-name="P1" draw:layer="layout" svg:width="1.6cm" svg:height="1cm" svg:x="14cm" svg:y="7.8cm">
          <text:p text:style-name="P1">F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9cm">
          <text:p text:style-name="P1">F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6.5cm">
          <text:p text:style-name="P1">F5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4cm" svg:y1="8.3cm" svg:x2="14cm" svg:y2="8.3cm">
          <text:p/>
        </draw:line>
        <draw:line draw:style-name="gr4" draw:text-style-name="P2" draw:layer="layout" svg:x1="12.4cm" svg:y1="9.5cm" svg:x2="14cm" svg:y2="9.5cm">
          <text:p/>
        </draw:line>
        <draw:custom-shape draw:style-name="gr1" draw:text-style-name="P1" draw:layer="layout" svg:width="1.6cm" svg:height="1cm" svg:x="14cm" svg:y="5cm">
          <text:p text:style-name="P1">F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3.4cm">
          <text:p text:style-name="P1">F7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.8cm" svg:y1="6.5cm" svg:x2="14.8cm" svg:y2="6cm">
          <text:p/>
        </draw:line>
        <draw:line draw:style-name="gr6" draw:text-style-name="P2" draw:layer="layout" svg:x1="14.8cm" svg:y1="5cm" svg:x2="14.8cm" svg:y2="4.4cm">
          <text:p/>
        </draw:line>
        <draw:custom-shape draw:style-name="gr1" draw:text-style-name="P1" draw:layer="layout" svg:width="1.6cm" svg:height="1cm" svg:x="17.4cm" svg:y="6cm">
          <text:p text:style-name="P1">P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7.2cm">
          <text:p text:style-name="P1">P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4.7cm">
          <text:p text:style-name="P1">P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3.4cm">
          <text:p text:style-name="P1">P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2.1cm">
          <text:p text:style-name="P1">P7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6cm" svg:y1="1.3cm" svg:x2="17.4cm" svg:y2="3.9cm">
          <text:p/>
        </draw:line>
        <draw:line draw:style-name="gr4" draw:text-style-name="P2" draw:layer="layout" svg:x1="15.6cm" svg:y1="5.5cm" svg:x2="17.4cm" svg:y2="3.9cm">
          <text:p/>
        </draw:line>
        <draw:line draw:style-name="gr4" draw:text-style-name="P2" draw:layer="layout" svg:x1="15.6cm" svg:y1="2.7cm" svg:x2="17.4cm" svg:y2="5.3cm">
          <text:p/>
        </draw:line>
        <draw:line draw:style-name="gr4" draw:text-style-name="P2" draw:layer="layout" svg:x1="12.4cm" svg:y1="7.1cm" svg:x2="17.4cm" svg:y2="5.3cm">
          <text:p/>
        </draw:line>
        <draw:line draw:style-name="gr7" draw:text-style-name="P2" draw:layer="layout" svg:x1="15.6cm" svg:y1="3.9cm" svg:x2="17.4cm" svg:y2="2.5cm">
          <text:p/>
        </draw:line>
        <draw:line draw:style-name="gr7" draw:text-style-name="P2" draw:layer="layout" svg:x1="15.6cm" svg:y1="8.2cm" svg:x2="17.4cm" svg:y2="6.8cm">
          <text:p/>
        </draw:line>
        <draw:line draw:style-name="gr7" draw:text-style-name="P2" draw:layer="layout" svg:x1="15.6cm" svg:y1="9.3cm" svg:x2="17.4cm" svg:y2="7.9cm">
          <text:p/>
        </draw:line>
        <draw:custom-shape draw:style-name="gr3" draw:text-style-name="P1" draw:layer="layout" svg:width="2.8cm" svg:height="1cm" svg:x="20.5cm" svg:y="3.7cm">
          <text:p text:style-name="P1">CL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1cm" svg:x="20.5cm" svg:y="5.3cm">
          <text:p text:style-name="P1">Reg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cm" svg:y1="2.5cm" svg:x2="20.5cm" svg:y2="4.3cm">
          <text:p/>
        </draw:line>
        <draw:line draw:style-name="gr4" draw:text-style-name="P2" draw:layer="layout" svg:x1="19cm" svg:y1="3.9cm" svg:x2="20.5cm" svg:y2="4.3cm">
          <text:p/>
        </draw:line>
        <draw:line draw:style-name="gr4" draw:text-style-name="P2" draw:layer="layout" svg:x1="19cm" svg:y1="5.3cm" svg:x2="20.5cm" svg:y2="4.3cm">
          <text:p/>
        </draw:line>
        <draw:line draw:style-name="gr4" draw:text-style-name="P2" draw:layer="layout" svg:x1="19cm" svg:y1="6.5cm" svg:x2="20.5cm" svg:y2="4.3cm">
          <text:p/>
        </draw:line>
        <draw:line draw:style-name="gr4" draw:text-style-name="P2" draw:layer="layout" svg:x1="19cm" svg:y1="7.7cm" svg:x2="20.5cm" svg:y2="4.3cm">
          <text:p/>
        </draw:line>
        <draw:line draw:style-name="gr4" draw:text-style-name="P2" draw:layer="layout" svg:x1="19cm" svg:y1="2.5cm" svg:x2="20.5cm" svg:y2="5.9cm">
          <text:p/>
        </draw:line>
        <draw:line draw:style-name="gr4" draw:text-style-name="P2" draw:layer="layout" svg:x1="19cm" svg:y1="3.9cm" svg:x2="20.5cm" svg:y2="5.9cm">
          <text:p/>
        </draw:line>
        <draw:line draw:style-name="gr4" draw:text-style-name="P2" draw:layer="layout" svg:x1="19cm" svg:y1="5.3cm" svg:x2="20.5cm" svg:y2="5.9cm">
          <text:p/>
        </draw:line>
        <draw:line draw:style-name="gr4" draw:text-style-name="P2" draw:layer="layout" svg:x1="19cm" svg:y1="6.5cm" svg:x2="20.5cm" svg:y2="5.9cm">
          <text:p/>
        </draw:line>
        <draw:line draw:style-name="gr4" draw:text-style-name="P2" draw:layer="layout" svg:x1="19cm" svg:y1="7.7cm" svg:x2="20.5cm" svg:y2="5.9cm">
          <text:p/>
        </draw:line>
        <draw:frame draw:style-name="gr8" draw:text-style-name="P3" draw:layer="layout" svg:width="13.96cm" svg:height="0.962cm" svg:x="7.6cm" svg:y="12.2cm">
          <draw:text-box>
            <text:p>Rectific-----Kernel:7/3/1stride:4/2/1 dilation:1/2/1</text:p>
          </draw:text-box>
        </draw:frame>
        <draw:frame draw:style-name="gr9" draw:text-style-name="P4" draw:layer="layout" svg:width="13.81cm" svg:height="2.063cm" svg:x="7.578cm" svg:y="13.188cm">
          <draw:image xlink:href="Pictures/100002010000020A0000004E5ECFA15BA2EC83DD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ouble_20_Dash_20_Dot_20_Dot" draw:display-name="Double Dash Dot Dot" draw:style="rect" draw:dots1="1" draw:dots1-length="1100%" draw:dots2="2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09:12:00.770992125</meta:creation-date>
    <dc:date>2022-06-20T17:44:17.169155079</dc:date>
    <meta:editing-duration>PT12M14S</meta:editing-duration>
    <meta:editing-cycles>8</meta:editing-cycles>
    <meta:generator>LibreOffice/6.4.7.2$Linux_X86_64 LibreOffice_project/40$Build-2</meta:generator>
    <meta:document-statistic meta:object-count="82"/>
  </office:meta>
</office:document-meta>
</file>